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7.65in" fo:margin-left="-0.075in" table:align="left" style:writing-mode="lr-tb"/>
    </style:style>
    <style:style style:name="Table1.A" style:family="table-column">
      <style:table-column-properties style:column-width="2.825in"/>
    </style:style>
    <style:style style:name="Table1.B" style:family="table-column">
      <style:table-column-properties style:column-width="4.8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Question_20_Header">
      <style:paragraph-properties fo:margin-top="0in" fo:margin-bottom="0.0835in" loext:contextual-spacing="false"/>
    </style:style>
    <style:style style:name="P3" style:family="paragraph" style:parent-style-name="License">
      <style:paragraph-properties fo:margin-top="0.0799in" fo:margin-bottom="0.0402in" loext:contextual-spacing="false"/>
    </style:style>
    <style:style style:name="P4" style:family="paragraph" style:parent-style-name="Question_20_First_20_Paragraph">
      <style:paragraph-properties fo:text-align="start" style:justify-single-word="false"/>
    </style:style>
    <style:style style:name="P5" style:family="paragraph" style:parent-style-name="Question_20_First_20_Paragraph">
      <style:text-properties fo:language="pt" fo:country="BR"/>
    </style:style>
    <style:style style:name="P6" style:family="paragraph" style:parent-style-name="Code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P7" style:family="paragraph" style:parent-style-name="Question">
      <style:paragraph-properties fo:text-align="start" style:justify-single-word="false"/>
    </style:style>
    <style:style style:name="P8" style:family="paragraph" style:parent-style-name="Question">
      <style:text-properties fo:language="pt" fo:country="BR"/>
    </style:style>
    <style:style style:name="P9" style:family="paragraph" style:parent-style-name="Question">
      <style:text-properties fo:language="zxx" fo:country="none"/>
    </style:style>
    <style:style style:name="P10" style:family="paragraph" style:parent-style-name="Question_20_Header">
      <style:paragraph-properties fo:break-before="page"/>
    </style:style>
    <style:style style:name="P11" style:family="paragraph" style:parent-style-name="Code_20_compressed">
      <style:text-properties officeooo:paragraph-rsid="0013baf1"/>
    </style:style>
    <style:style style:name="P12" style:family="paragraph" style:parent-style-name="Code_20_compressed">
      <style:text-properties officeooo:paragraph-rsid="00065389"/>
    </style:style>
    <style:style style:name="P13" style:family="paragraph" style:parent-style-name="Code_20_compressed">
      <style:paragraph-properties style:snap-to-layout-grid="false"/>
      <style:text-properties officeooo:paragraph-rsid="00065389"/>
    </style:style>
    <style:style style:name="P14" style:family="paragraph" style:parent-style-name="Code_20_compressed">
      <style:paragraph-properties fo:margin-left="0in" fo:margin-right="0in" fo:text-indent="0in" style:auto-text-indent="false"/>
      <style:text-properties officeooo:paragraph-rsid="00065389"/>
    </style:style>
    <style:style style:name="P15" style:family="paragraph" style:parent-style-name="Code_20_compressed">
      <style:paragraph-properties fo:margin-left="0in" fo:margin-right="0in" fo:text-indent="0in" style:auto-text-indent="false" style:snap-to-layout-grid="false"/>
      <style:text-properties officeooo:paragraph-rsid="00065389"/>
    </style:style>
    <style:style style:name="P16" style:family="paragraph" style:parent-style-name="Question_20_Header">
      <style:text-properties officeooo:paragraph-rsid="002c9f5e"/>
    </style:style>
    <style:style style:name="P17" style:family="paragraph" style:parent-style-name="Heading_20_1" style:master-page-name="Standard">
      <style:paragraph-properties style:page-number="auto"/>
    </style:style>
    <style:style style:name="P18" style:family="paragraph" style:parent-style-name="Code_20_compressed">
      <style:text-properties officeooo:paragraph-rsid="0013baf1"/>
    </style:style>
    <style:style style:name="P19" style:family="paragraph" style:parent-style-name="Code_20_compressed">
      <style:text-properties officeooo:rsid="002b05de" officeooo:paragraph-rsid="002b05de"/>
    </style:style>
    <style:style style:name="P20" style:family="paragraph" style:parent-style-name="Code_20_compressed">
      <style:text-properties officeooo:paragraph-rsid="002c9f5e"/>
    </style:style>
    <style:style style:name="P21" style:family="paragraph" style:parent-style-name="Code_20_compressed">
      <style:text-properties officeooo:rsid="002e6a06" officeooo:paragraph-rsid="002e6a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2f9f" style:font-weight-asian="bold" style:font-weight-complex="bold"/>
    </style:style>
    <style:style style:name="T3" style:family="text">
      <style:text-properties fo:font-weight="bold" officeooo:rsid="00252434" style:font-weight-asian="bold" style:font-weight-complex="bold"/>
    </style:style>
    <style:style style:name="T4" style:family="text">
      <style:text-properties fo:language="zxx" fo:country="none"/>
    </style:style>
    <style:style style:name="T5" style:family="text">
      <style:text-properties fo:language="zxx" fo:country="none" fo:font-weight="bold" style:font-weight-asian="bold"/>
    </style:style>
    <style:style style:name="T6" style:family="text">
      <style:text-properties fo:language="zxx" fo:country="none" officeooo:rsid="0021b646"/>
    </style:style>
    <style:style style:name="T7" style:family="text">
      <style:text-properties fo:language="zxx" fo:country="none" officeooo:rsid="002c0c1f"/>
    </style:style>
    <style:style style:name="T8" style:family="text">
      <style:text-properties fo:language="zxx" fo:country="none" officeooo:rsid="002c876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pt" fo:country="BR"/>
    </style:style>
    <style:style style:name="T13" style:family="text">
      <style:text-properties fo:language="en" fo:country="US"/>
    </style:style>
    <style:style style:name="T14" style:family="text">
      <style:text-properties officeooo:rsid="00196411"/>
    </style:style>
    <style:style style:name="T15" style:family="text">
      <style:text-properties officeooo:rsid="001c3148"/>
    </style:style>
    <style:style style:name="T16" style:family="text">
      <style:text-properties officeooo:rsid="00215c14"/>
    </style:style>
    <style:style style:name="T17" style:family="text">
      <style:text-properties officeooo:rsid="0021b646"/>
    </style:style>
    <style:style style:name="T18" style:family="text">
      <style:text-properties officeooo:rsid="00238b61"/>
    </style:style>
    <style:style style:name="T19" style:family="text">
      <style:text-properties officeooo:rsid="00242f9f"/>
    </style:style>
    <style:style style:name="T20" style:family="text">
      <style:text-properties officeooo:rsid="00252434"/>
    </style:style>
    <style:style style:name="T21" style:family="text">
      <style:text-properties officeooo:rsid="00271550"/>
    </style:style>
    <style:style style:name="T22" style:family="text">
      <style:text-properties officeooo:rsid="00274399"/>
    </style:style>
    <style:style style:name="T23" style:family="text">
      <style:text-properties officeooo:rsid="0028f890"/>
    </style:style>
    <style:style style:name="T24" style:family="text">
      <style:text-properties officeooo:rsid="002a0692"/>
    </style:style>
    <style:style style:name="T25" style:family="text">
      <style:text-properties officeooo:rsid="002a58a0"/>
    </style:style>
    <style:style style:name="T26" style:family="text">
      <style:text-properties style:font-name-asian="Consolas"/>
    </style:style>
    <style:style style:name="T27" style:family="text">
      <style:text-properties officeooo:rsid="002b05de"/>
    </style:style>
    <style:style style:name="T28" style:family="text">
      <style:text-properties officeooo:rsid="002c0c1f"/>
    </style:style>
    <style:style style:name="T29" style:family="text">
      <style:text-properties officeooo:rsid="002c8765"/>
    </style:style>
    <style:style style:name="T30" style:family="text">
      <style:text-properties officeooo:rsid="002c9f5e"/>
    </style:style>
    <style:style style:name="T31" style:family="text">
      <style:text-properties officeooo:rsid="0030778a"/>
    </style:style>
    <style:style style:name="T3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 106<text:span text:style-name="T25">X</text:span> <text:span text:style-name="T25">Sample </text:span>Final Exam #1<text:line-break/>ANSWER KEY</text:p>
      <text:p text:style-name="P2"/>
      <text:p text:style-name="P16"><text:span text:style-name="T30">1</text:span>.<text:tab/>Linked Lists (<text:span text:style-name="T30">read</text:span>)</text:p>
      <text:p text:style-name="P20"><text:span text:style-name="Comment"/></text:p>
      <text:p text:style-name="P21">front -&gt; [10] -&gt; [20] -&gt; [41] -&gt; [91] -&gt; [71] -&gt; [101] /</text:p>
      <text:p text:style-name="P16"><text:span text:style-name="T29">2</text:span>.<text:tab/>Linked Lists (write)</text:p>
      <text:p text:style-name="Question_20_First_20_Paragraph">As with any programming problem, there are many correct solutions. <text:s/>Here are two:</text:p>
      <text:p text:style-name="P11"><text:span text:style-name="Comment"><text:span text:style-name="Comment">//</text:span></text:span><text:span text:style-name="Comment"><text:span text:style-name="Comment"><text:span text:style-name="T26"> </text:span></text:span></text:span><text:span text:style-name="Comment"><text:span text:style-name="Comment">solution</text:span></text:span><text:span text:style-name="Comment"><text:span text:style-name="Comment"><text:span text:style-name="T26"> </text:span></text:span></text:span><text:span text:style-name="Comment"><text:span text:style-name="Comment">1: build entirely new chain, then swap it in</text:span></text:span></text:p>
      <text:p text:style-name="P11">void <text:span text:style-name="T1">expand</text:span>(<text:span text:style-name="T27">ListNode*&amp; front, </text:span>int k) {</text:p>
      <text:p text:style-name="P11"><text:s text:c="4"/>if (k &lt; 0) {</text:p>
      <text:p text:style-name="P11"><text:s text:c="8"/>throw k;</text:p>
      <text:p text:style-name="P11"><text:s text:c="4"/>} else if (front == <text:span text:style-name="T27">nullptr</text:span>) {</text:p>
      <text:p text:style-name="P11"><text:s text:c="8"/>return;</text:p>
      <text:p text:style-name="P11"><text:s text:c="4"/>} else if (k == 0) {</text:p>
      <text:p text:style-name="P11"><text:s text:c="8"/>while (front) {</text:p>
      <text:p text:style-name="P11"><text:s text:c="12"/>ListNode* trash = front;</text:p>
      <text:p text:style-name="P11"><text:s text:c="12"/>front = front-&gt;next;</text:p>
      <text:p text:style-name="P11"><text:s text:c="12"/>delete trash;</text:p>
      <text:p text:style-name="P11"><text:s text:c="8"/>}</text:p>
      <text:p text:style-name="P11"><text:s text:c="4"/>} else {</text:p>
      <text:p text:style-name="P11"><text:s text:c="8"/><text:span text:style-name="Comment">// expand front node</text:span></text:p>
      <text:p text:style-name="P11"><text:s text:c="8"/>ListNode* front2 = new ListNode(front-&gt;data / k);</text:p>
      <text:p text:style-name="P11"><text:s text:c="8"/>ListNode* curr2 = front2;</text:p>
      <text:p text:style-name="P11"><text:s text:c="8"/>for (int i = 0; i &lt; k - 1; i++) {</text:p>
      <text:p text:style-name="P11"><text:s text:c="12"/>curr2-&gt;next = new ListNode(front-&gt;data / k);</text:p>
      <text:p text:style-name="P11"><text:s text:c="12"/>curr2 = curr2-&gt;next;</text:p>
      <text:p text:style-name="P11"><text:s text:c="8"/>}</text:p>
      <text:p text:style-name="P11"><text:s text:c="8"/></text:p>
      <text:p text:style-name="P11"><text:s text:c="8"/><text:span text:style-name="Comment">// expand other nodes</text:span></text:p>
      <text:p text:style-name="P11"><text:s text:c="8"/>ListNode* curr = front-&gt;next;</text:p>
      <text:p text:style-name="P11"><text:s text:c="8"/>delete front;</text:p>
      <text:p text:style-name="P11"><text:s text:c="8"/>while (curr != <text:span text:style-name="T27">nullptr</text:span>) {</text:p>
      <text:p text:style-name="P11"><text:s text:c="12"/>for (int i = 0; i &lt; k; i++) {</text:p>
      <text:p text:style-name="P11"><text:s text:c="16"/>curr2-&gt;next = new ListNode(curr-&gt;data / k);</text:p>
      <text:p text:style-name="P11"><text:s text:c="16"/>curr2 = curr2-&gt;next;</text:p>
      <text:p text:style-name="P11"><text:s text:c="12"/>}</text:p>
      <text:p text:style-name="P11"><text:s text:c="12"/>ListNode* trash = curr;</text:p>
      <text:p text:style-name="P11"><text:s text:c="12"/>curr = curr-&gt;next;</text:p>
      <text:p text:style-name="P11"><text:s text:c="12"/>delete trash;</text:p>
      <text:p text:style-name="P11"><text:s text:c="8"/>}</text:p>
      <text:p text:style-name="P11"><text:s text:c="8"/></text:p>
      <text:p text:style-name="P11"><text:s text:c="8"/>front = front2;</text:p>
      <text:p text:style-name="P11"><text:s text:c="4"/>}</text:p>
      <text:p text:style-name="P19">}</text:p>
      <text:p text:style-name="Code_20_compressed"/>
      <text:p text:style-name="Code">=========================================================================================</text:p>
      <text:p text:style-name="Code_20_compressed"/>
      <text:p text:style-name="P10"><text:span text:style-name="T29">3</text:span>.<text:tab/>Binary Search Trees (read)</text:p>
      <text:p text:style-name="Code_20_compressed"><text:span text:style-name="Question_20_Char1">(a) after adding all values:<text:line-break/></text:span> <text:s text:c="18"/>+--------+</text:p>
      <text:p text:style-name="Code_20_compressed"><text:s text:c="19"/>| <text:s/>Dodo <text:s/>|</text:p>
      <text:p text:style-name="Code_20_compressed"><text:s text:c="19"/>+--------+</text:p>
      <text:p text:style-name="Code_20_compressed"><text:s text:c="18"/>/ <text:s text:c="9"/>\</text:p>
      <text:p text:style-name="Code_20_compressed"><text:s text:c="17"/>/ <text:s text:c="11"/>\</text:p>
      <text:p text:style-name="Code_20_compressed"><text:s text:c="8"/>+-------+ <text:s text:c="13"/>+---------+</text:p>
      <text:p text:style-name="Code_20_compressed"><text:s text:c="8"/>| <text:s/>Cat <text:s/>| <text:s text:c="13"/>| <text:s/>Eaglet |</text:p>
      <text:p text:style-name="Code_20_compressed"><text:s text:c="8"/>+-------+ <text:s text:c="13"/>+---------+</text:p>
      <text:p text:style-name="Code_20_compressed"><text:s text:c="7"/>/ <text:s text:c="33"/>\</text:p>
      <text:p text:style-name="Code_20_compressed"><text:s text:c="6"/>/ <text:s text:c="35"/>\</text:p>
      <text:p text:style-name="Code_20_compressed">+-------+ <text:s text:c="30"/>+--------+</text:p>
      <text:p text:style-name="Code_20_compressed">| Alice | <text:s text:c="30"/>| Rabbit |</text:p>
      <text:p text:style-name="Code_20_compressed">+-------+ <text:s text:c="30"/>+--------+</text:p>
      <text:p text:style-name="Code_20_compressed"><text:s text:c="6"/>\ <text:s text:c="31"/>/ <text:s text:c="7"/>\</text:p>
      <text:p text:style-name="Code_20_compressed"><text:s text:c="7"/>\ <text:s text:c="29"/>/ <text:s text:c="9"/>\</text:p>
      <text:p text:style-name="Code_20_compressed"><text:s text:c="4"/>+------+ <text:s text:c="13"/>+------------+ <text:s text:c="7"/>+------------+</text:p>
      <text:p text:style-name="Code_20_compressed"><text:s text:c="4"/>| Bill | <text:s text:c="13"/>| Jabberwock | <text:s text:c="7"/>| Tweedledee |</text:p>
      <text:p text:style-name="Code_20_compressed"><text:s text:c="4"/>+------+ <text:s text:c="13"/>+------------+ <text:s text:c="7"/>+------------+</text:p>
      <text:p text:style-name="Code_20_compressed"><text:s text:c="30"/>/ <text:s text:c="3"/>\</text:p>
      <text:p text:style-name="Code_20_compressed"><text:s text:c="29"/>/ <text:s text:c="5"/>\</text:p>
      <text:p text:style-name="Code_20_compressed"><text:s text:c="19"/>+--------+ <text:s text:c="7"/>+-------+ </text:p>
      <text:p text:style-name="Code_20_compressed"><text:s text:c="19"/>| Hatter | <text:s text:c="7"/>| Queen | </text:p>
      <text:p text:style-name="Code_20_compressed"><text:s text:c="19"/>+--------+ <text:s text:c="7"/>+-------+</text:p>
      <text:p text:style-name="P7"><text:span text:style-name="T4">(b)<text:line-break/></text:span><text:span text:style-name="T5">Pre</text:span><text:span text:style-name="T4">:<text:tab/>Dodo, Cat, Alice, Bill, Eaglet, Rabbit, Jabberwock, Hatter, Queen, Tweedledee<text:line-break/></text:span><text:span text:style-name="T5">In</text:span><text:span text:style-name="T4">:<text:tab/> <text:tab/>Alice, Bill, Cat, Dodo, Eaglet, Hatter, Jabberwock, Queen, Rabbit, Tweedledee<text:line-break/></text:span><text:span text:style-name="T5">Post</text:span><text:span text:style-name="T4">:<text:tab/>Bill, Alice, Cat, Hatter, Queen, Jabberwock, Tweedledee, Rabbit, Eaglet, Dodo</text:span></text:p>
      <text:p text:style-name="P9">(c) after removing Hatter, Cat, Rabbit, Dodo:</text:p>
      <text:p text:style-name="Code_20_compressed"><text:s text:c="16"/>+--------+</text:p>
      <text:p text:style-name="Code_20_compressed"><text:s text:c="16"/>| Eaglet |</text:p>
      <text:p text:style-name="Code_20_compressed"><text:s text:c="16"/>+--------+</text:p>
      <text:p text:style-name="Code_20_compressed"><text:s text:c="13"/>/ <text:s text:c="13"/>\</text:p>
      <text:p text:style-name="Code_20_compressed"><text:s text:c="10"/>/ <text:s text:c="19"/>\</text:p>
      <text:p text:style-name="Code_20_compressed">+-------+ <text:s text:c="18"/>+------------+</text:p>
      <text:p text:style-name="Code_20_compressed">| Alice | <text:s text:c="18"/>| Tweedledee |</text:p>
      <text:p text:style-name="Code_20_compressed">+-------+ <text:s text:c="18"/>+------------+</text:p>
      <text:p text:style-name="Code_20_compressed"><text:s text:c="6"/>\ <text:s text:c="21"/>/</text:p>
      <text:p text:style-name="Code_20_compressed"><text:s text:c="7"/>\ <text:s text:c="19"/>/</text:p>
      <text:p text:style-name="Code_20_compressed"><text:s text:c="4"/>+------+ <text:s text:c="8"/>+------------+</text:p>
      <text:p text:style-name="Code_20_compressed"><text:s text:c="4"/>| Bill | <text:s text:c="8"/>| Jabberwock |</text:p>
      <text:p text:style-name="Code_20_compressed"><text:s text:c="4"/>+------+ <text:s text:c="8"/>+------------+</text:p>
      <text:p text:style-name="Code_20_compressed"><text:s text:c="31"/>\</text:p>
      <text:p text:style-name="Code_20_compressed"><text:s text:c="32"/>\</text:p>
      <text:p text:style-name="Code_20_compressed"><text:s text:c="28"/>+-------+</text:p>
      <text:p text:style-name="Code_20_compressed"><text:s text:c="28"/>| Queen |</text:p>
      <text:p text:style-name="Code_20_compressed"><text:s text:c="28"/>+-------+</text:p>
      <text:p text:style-name="P10"><text:span text:style-name="T29">4</text:span>.<text:tab/>Binary Trees (write)</text:p>
      <text:p text:style-name="Question_20_First_20_Paragraph">As with any programming problem, there are many correct solutions. <text:s/>Here are two:</text:p>
      <text:p text:style-name="Code"><text:span text:style-name="Comment">// </text:span><text:span text:style-name="Comment"><text:span text:style-name="T16">solution 1: </text:span></text:span><text:span text:style-name="Comment">counting up (passing current level)</text:span></text:p>
      <text:p text:style-name="Code">void <text:span text:style-name="T1">swapChildrenAtLevel</text:span>(<text:span text:style-name="T28">TreeNode*&amp; node, </text:span>int k) {</text:p>
      <text:p text:style-name="Code"><text:s text:c="4"/>if (k &lt;= 0) {</text:p>
      <text:p text:style-name="Code"><text:s text:c="8"/>throw k;</text:p>
      <text:p text:style-name="Code"><text:s text:c="4"/>}</text:p>
      <text:p text:style-name="Code"><text:s text:c="4"/>swapChildrenAtLevel<text:span text:style-name="T19">Helper</text:span>(<text:span text:style-name="T28">node</text:span>, k, 1);</text:p>
      <text:p text:style-name="Code">}</text:p>
      <text:p text:style-name="Code"/>
      <text:p text:style-name="Code">void <text:span text:style-name="T1">swapChildrenAtLevel</text:span><text:span text:style-name="T2">Helper</text:span>(TreeNode* node, int k, int currentLevel) {</text:p>
      <text:p text:style-name="Code"><text:s text:c="4"/>if (node != <text:span text:style-name="T28">nullptr</text:span>) {</text:p>
      <text:p text:style-name="Code"><text:s text:c="8"/>if (currentLevel == k) {</text:p>
      <text:p text:style-name="Code"><text:s text:c="12"/>TreeNode* temp = node-&gt;left;</text:p>
      <text:p text:style-name="Code"><text:s text:c="12"/>node-&gt;left = node-&gt;right;</text:p>
      <text:p text:style-name="Code"><text:s text:c="12"/>node-&gt;right = temp;</text:p>
      <text:p text:style-name="Code"><text:s text:c="8"/>} else if (currentLevel &lt; k) {</text:p>
      <text:p text:style-name="Code"><text:s text:c="12"/>swapChildrenAtLevel<text:span text:style-name="T19">Helper</text:span>(node-&gt;left, <text:s/>k, currentLevel + 1);</text:p>
      <text:p text:style-name="Code"><text:s text:c="12"/>swapChildrenAtLevel<text:span text:style-name="T19">Helper</text:span>(node-&gt;right, k, currentLevel + 1);</text:p>
      <text:p text:style-name="Code"><text:s text:c="8"/>}</text:p>
      <text:p text:style-name="Code"><text:s text:c="4"/>}</text:p>
      <text:p text:style-name="Code">}</text:p>
      <text:p text:style-name="Code"/>
      <text:p text:style-name="Code">=========================================================================================</text:p>
      <text:p text:style-name="Code"/>
      <text:p text:style-name="Code"><text:span text:style-name="Comment">// </text:span><text:span text:style-name="Comment"><text:span text:style-name="T16">solution 2: </text:span></text:span><text:span text:style-name="Comment">counting down</text:span></text:p>
      <text:p text:style-name="Code">void <text:span text:style-name="T1">swapChildrenAtLevel</text:span>(<text:span text:style-name="T28">TreeNode*&amp; node, </text:span>int k) {</text:p>
      <text:p text:style-name="Code"><text:s text:c="4"/>if (k &lt;= 0) { throw k; }</text:p>
      <text:p text:style-name="Code"><text:s text:c="4"/>swapChildrenAtLevel<text:span text:style-name="T20">Helper</text:span>(<text:span text:style-name="T28">node</text:span>, k);</text:p>
      <text:p text:style-name="Code">}</text:p>
      <text:p text:style-name="Code"/>
      <text:p text:style-name="Code">void <text:span text:style-name="T1">swapChildrenAtLevel</text:span><text:span text:style-name="T3">Helper</text:span>(TreeNode* node, int k) {</text:p>
      <text:p text:style-name="Code"><text:s text:c="4"/>if (node != <text:span text:style-name="T28">nullptr</text:span>) {</text:p>
      <text:p text:style-name="Code"><text:s text:c="8"/>if (k == 1) {</text:p>
      <text:p text:style-name="Code"><text:s text:c="12"/>TreeNode* temp = node-&gt;left;</text:p>
      <text:p text:style-name="Code"><text:s text:c="12"/>node-&gt;left = node-&gt;right;</text:p>
      <text:p text:style-name="Code"><text:s text:c="12"/>node-&gt;right = temp;</text:p>
      <text:p text:style-name="Code"><text:s text:c="8"/>} else if (k &gt; 0) {</text:p>
      <text:p text:style-name="Code"><text:s text:c="12"/>swapChildrenAtLevel<text:span text:style-name="T20">Helper</text:span>(node-&gt;left, k - 1);</text:p>
      <text:p text:style-name="Code"><text:s text:c="12"/>swapChildrenAtLevel<text:span text:style-name="T20">Helper</text:span>(node-&gt;right, k - 1);</text:p>
      <text:p text:style-name="Code"><text:s text:c="8"/>}</text:p>
      <text:p text:style-name="Code"><text:s text:c="4"/>}</text:p>
      <text:p text:style-name="Code">}</text:p>
      <text:p text:style-name="P10"><text:span text:style-name="T8">5</text:span><text:span text:style-name="T4">.<text:tab/></text:span><text:span text:style-name="T7">Hashing </text:span>(read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map.put(8, 11);</text:p>
            <text:p text:style-name="P12">map.put(26, 9);</text:p>
            <text:p text:style-name="P12">map.put(16, 9);</text:p>
            <text:p text:style-name="P12">map.put(26, 88);</text:p>
            <text:p text:style-name="P12">map.put(196, 44);</text:p>
            <text:p text:style-name="P12">map.put(38, 11);</text:p>
            <text:p text:style-name="P14"/>
          </table:table-cell>
          <table:table-cell table:style-name="Table1.B1" office:value-type="string">
            <text:p text:style-name="P12"><text:span text:style-name="T26"><text:s text:c="3"/></text:span>+---+</text:p>
            <text:p text:style-name="P12">0 <text:s/>| / |</text:p>
            <text:p text:style-name="P12"><text:span text:style-name="T26"><text:s text:c="3"/></text:span>+---+</text:p>
            <text:p text:style-name="P12">1 <text:s/>| / |</text:p>
            <text:p text:style-name="P12"><text:span text:style-name="T26"><text:s text:c="3"/></text:span>+---+</text:p>
            <text:p text:style-name="P12">2 <text:s/>| / |</text:p>
            <text:p text:style-name="P12"><text:span text:style-name="T26"><text:s text:c="3"/></text:span>+---+</text:p>
            <text:p text:style-name="P12">3 <text:s/>| / |</text:p>
            <text:p text:style-name="P12"><text:span text:style-name="T26"><text:s text:c="3"/></text:span>+---+</text:p>
            <text:p text:style-name="P12">4 <text:s/>| / |</text:p>
            <text:p text:style-name="P12"><text:span text:style-name="T26"><text:s text:c="3"/></text:span>+---+</text:p>
            <text:p text:style-name="P12">5 <text:s/>| / |</text:p>
            <text:p text:style-name="P12"><text:span text:style-name="T26"><text:s text:c="3"/></text:span>+---+</text:p>
            <text:p text:style-name="P12">6 <text:s/>| <text:s text:c="2"/>|--&gt; 196:44 --&gt; 16:9 <text:s/>--&gt; 26:88</text:p>
            <text:p text:style-name="P12"><text:span text:style-name="T26"><text:s text:c="3"/></text:span>+---+</text:p>
            <text:p text:style-name="P12">7 <text:s/>| / |</text:p>
            <text:p text:style-name="P12"><text:span text:style-name="T26"><text:s text:c="3"/></text:span>+---+</text:p>
            <text:p text:style-name="P12">8 <text:s/>| <text:s text:c="2"/>|--&gt; <text:s/>38:11 --&gt; <text:s/>8:11</text:p>
            <text:p text:style-name="P12"><text:span text:style-name="T26"><text:s text:c="3"/></text:span>+---+</text:p>
            <text:p text:style-name="P12">9 <text:s/>| / |</text:p>
            <text:p text:style-name="P12"><text:span text:style-name="T26"><text:s text:c="3"/></text:span>+---+</text:p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3"/>
            <text:p text:style-name="P12">(triggers rehash)</text:p>
            <text:p text:style-name="P12"/>
          </table:table-cell>
          <table:table-cell table:style-name="Table1.B2" office:value-type="string"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12">map.put(32, 77);</text:p>
            <text:p text:style-name="P12">map.remove(26);</text:p>
            <text:p text:style-name="P12">map.remove(9);</text:p>
            <text:p text:style-name="P12">map.put(100, 44);</text:p>
            <text:p text:style-name="P12">if (map.containsKey(196)) {</text:p>
            <text:p text:style-name="P12"><text:span text:style-name="T26"><text:s text:c="4"/></text:span>map.remove(44);</text:p>
            <text:p text:style-name="P12">}</text:p>
            <text:p text:style-name="P12">map.put(56, 56);</text:p>
            <text:p text:style-name="P12">map.put(-48, 34);</text:p>
          </table:table-cell>
          <table:table-cell table:style-name="Table1.B3" office:value-type="string">
            <text:p text:style-name="P12"><text:span text:style-name="T26"><text:s text:c="3"/></text:span>+---+</text:p>
            <text:p text:style-name="P12">0 <text:s/>| <text:s text:c="2"/>|--&gt; 100:44</text:p>
            <text:p text:style-name="P12"><text:span text:style-name="T26"><text:s text:c="3"/></text:span>+---+</text:p>
            <text:p text:style-name="P12">1 <text:s/>| / |</text:p>
            <text:p text:style-name="P12"><text:span text:style-name="T26"><text:s text:c="3"/></text:span>+---+</text:p>
            <text:p text:style-name="P12">2 <text:s/>| / |</text:p>
            <text:p text:style-name="P12"><text:span text:style-name="T26"><text:s text:c="3"/></text:span>+---+</text:p>
            <text:p text:style-name="P12">3 <text:s/>| / |</text:p>
            <text:p text:style-name="P12"><text:span text:style-name="T26"><text:s text:c="3"/></text:span>+---+</text:p>
            <text:p text:style-name="P12">4 <text:s/>| / |</text:p>
            <text:p text:style-name="P12"><text:span text:style-name="T26"><text:s text:c="3"/></text:span>+---+</text:p>
            <text:p text:style-name="P12">5 <text:s/>| / |</text:p>
            <text:p text:style-name="P12"><text:span text:style-name="T26"><text:s text:c="3"/></text:span>+---+</text:p>
            <text:p text:style-name="P12">6 <text:s/>| / |</text:p>
            <text:p text:style-name="P12"><text:span text:style-name="T26"><text:s text:c="3"/></text:span>+---+</text:p>
            <text:p text:style-name="P12">7 <text:s/>| / |</text:p>
            <text:p text:style-name="P12"><text:span text:style-name="T26"><text:s text:c="3"/></text:span>+---+</text:p>
            <text:p text:style-name="P12">8 <text:s/>| <text:s text:c="2"/>|--&gt; -48:34 --&gt; 8:11</text:p>
            <text:p text:style-name="P12"><text:span text:style-name="T26"><text:s text:c="3"/></text:span>+---+</text:p>
            <text:p text:style-name="P12">9 <text:s/>| / |</text:p>
            <text:p text:style-name="P12"><text:span text:style-name="T26"><text:s text:c="3"/></text:span>+---+</text:p>
            <text:p text:style-name="P12">10 | / |</text:p>
            <text:p text:style-name="P12"><text:span text:style-name="T26"><text:s text:c="3"/></text:span>+---+</text:p>
            <text:p text:style-name="P12">11 | / |</text:p>
            <text:p text:style-name="P12"><text:span text:style-name="T26"><text:s text:c="3"/></text:span>+---+</text:p>
            <text:p text:style-name="P12">12 | <text:s text:c="2"/>|--&gt; 32:77</text:p>
            <text:p text:style-name="P12"><text:span text:style-name="T26"><text:s text:c="3"/></text:span>+---+</text:p>
            <text:p text:style-name="P12">13 | / |</text:p>
            <text:p text:style-name="P12"><text:span text:style-name="T26"><text:s text:c="3"/></text:span>+---+</text:p>
            <text:p text:style-name="P12">14 | / |</text:p>
            <text:p text:style-name="P12"><text:span text:style-name="T26"><text:s text:c="3"/></text:span>+---+</text:p>
            <text:p text:style-name="P12">15 | / |</text:p>
            <text:p text:style-name="P12"><text:span text:style-name="T26"><text:s text:c="3"/></text:span>+---+</text:p>
            <text:p text:style-name="P12">16 | <text:s text:c="2"/>|--&gt; 56:56 --&gt; 16:9 --&gt; 196:44</text:p>
            <text:p text:style-name="P12"><text:span text:style-name="T26"><text:s text:c="3"/></text:span>+---+</text:p>
            <text:p text:style-name="P12">17 | / |</text:p>
            <text:p text:style-name="P12"><text:span text:style-name="T26"><text:s text:c="3"/></text:span>+---+</text:p>
            <text:p text:style-name="P12">18 | <text:s text:c="2"/>|--&gt; 38:11</text:p>
            <text:p text:style-name="P12"><text:span text:style-name="T26"><text:s text:c="3"/></text:span>+---+</text:p>
            <text:p text:style-name="P12">19 | / |</text:p>
            <text:p text:style-name="P12"><text:span text:style-name="T26"><text:s text:c="3"/></text:span>+---+</text:p>
            <text:p text:style-name="P12"/>
            <text:p text:style-name="P12">size <text:s text:c="7"/>= <text:s/>8 <text:s text:c="18"/>(FINAL ANSWER)</text:p>
            <text:p text:style-name="P12">capacity <text:s text:c="3"/>= <text:s/>20</text:p>
            <text:p text:style-name="P12">load factor = <text:s/>0.4</text:p>
          </table:table-cell>
        </table:table-row>
      </table:table>
      <text:p text:style-name="Standard"/>
      <text:p text:style-name="P10"><text:span text:style-name="T31">6</text:span>.<text:tab/>Graphs (read)</text:p>
      <text:p text:style-name="Question_20_First_20_Paragraph">a) directed</text:p>
      <text:p text:style-name="Question_20_First_20_Paragraph">b) weighted</text:p>
      <text:p text:style-name="Question_20_First_20_Paragraph">c) unconnected <text:s/>(example: can't get to C from any other vertex; <text:s/>can't get from F or J to any other vertex; etc.)</text:p>
      <text:p text:style-name="Question_20_First_20_Paragraph">d) cyclic (example cycle: A -&gt; B -&gt; A)</text:p>
      <text:p text:style-name="P4">e) A: in 1, out 2<text:line-break/> <text:s text:c="3"/>B: in 2, out 2<text:line-break/> <text:s text:c="3"/>C: in 0, out 2<text:line-break/> <text:s text:c="3"/>E: in 1, out 2<text:line-break/> <text:s text:c="3"/>F: in 4, out 0<text:line-break/> <text:s text:c="3"/>G: in 1, out 2<text:line-break/> <text:s text:c="3"/>H: in 1, out 1<text:line-break/> <text:s text:c="3"/>I: in 1, out 2<text:line-break/> <text:s text:c="3"/>J: in 2, out 0</text:p>
      <text:p text:style-name="Question_20_First_20_Paragraph">f) adjacency list:</text:p>
      <text:p text:style-name="Code_20_compressed"><text:s/>+---+ <text:s text:c="2"/>+---+ <text:s text:c="2"/>+---+</text:p>
      <text:p text:style-name="Code_20_compressed">A| <text:s text:c="2"/>|--&gt;|B:6|--&gt;|E:2|</text:p>
      <text:p text:style-name="Code_20_compressed"><text:s/>+---+ <text:s text:c="2"/>+---+ <text:s text:c="2"/>+---+</text:p>
      <text:p text:style-name="Code_20_compressed">B| <text:s text:c="2"/>|--&gt;|A:6|--&gt;|F:1|</text:p>
      <text:p text:style-name="Code_20_compressed"><text:s/>+---+ <text:s text:c="2"/>+---+ <text:s text:c="2"/>+---+</text:p>
      <text:p text:style-name="Code_20_compressed">C| <text:s text:c="2"/>|--&gt;|B:2|--&gt;|G:1|</text:p>
      <text:p text:style-name="Code_20_compressed"><text:s/>+---+ <text:s text:c="2"/>+---+ <text:s text:c="2"/>+---+</text:p>
      <text:p text:style-name="Code_20_compressed">E| <text:s text:c="2"/>|--&gt;|F:8|--&gt;|H:3|</text:p>
      <text:p text:style-name="Code_20_compressed"><text:s/>+---+ <text:s text:c="2"/>+---+ <text:s text:c="2"/>+---+</text:p>
      <text:p text:style-name="Code_20_compressed">F| / |</text:p>
      <text:p text:style-name="Code_20_compressed"><text:s/>+---+ <text:s text:c="2"/>+---+ <text:s text:c="2"/>+---+</text:p>
      <text:p text:style-name="Code_20_compressed">G| <text:s text:c="2"/>|--&gt;|F:2|--&gt;|J:5|</text:p>
      <text:p text:style-name="Code_20_compressed"><text:s/>+---+ <text:s text:c="2"/>+---+ <text:s text:c="2"/>+---+</text:p>
      <text:p text:style-name="Code_20_compressed">H| <text:s text:c="2"/>|--&gt;|I:1|</text:p>
      <text:p text:style-name="Code_20_compressed"><text:s/>+---+ <text:s text:c="2"/>+---+ <text:s text:c="2"/>+---+</text:p>
      <text:p text:style-name="Code_20_compressed">I| <text:s text:c="2"/>|--&gt;|F:2|--&gt;|J:1|</text:p>
      <text:p text:style-name="Code_20_compressed"><text:s/>+---+ <text:s text:c="2"/>+---+ <text:s text:c="2"/>+---+</text:p>
      <text:p text:style-name="Code_20_compressed">J| / |</text:p>
      <text:p text:style-name="Code_20_compressed"><text:s/>+---+</text:p>
      <text:p text:style-name="P5">adjacency matrix:</text:p>
      <text:p text:style-name="Code_20_compressed"><text:s text:c="5"/>A <text:s text:c="2"/>B <text:s text:c="2"/>C <text:s text:c="2"/>E <text:s text:c="2"/>F <text:s text:c="2"/>G <text:s text:c="2"/>H <text:s text:c="2"/>I <text:s text:c="2"/>J</text:p>
      <text:p text:style-name="Code_20_compressed"><text:s text:c="2"/>+-----------------------------------</text:p>
      <text:p text:style-name="Code_20_compressed">A | <text:s/>0 <text:s text:c="2"/>6 <text:s text:c="2"/>0 <text:s text:c="2"/>2 <text:s text:c="2"/>0 <text:s text:c="2"/>0 <text:s text:c="2"/>0 <text:s text:c="2"/>0 <text:s text:c="2"/>0</text:p>
      <text:p text:style-name="Code_20_compressed">B | <text:s/>6 <text:s text:c="2"/>0 <text:s text:c="2"/>0 <text:s text:c="2"/>0 <text:s text:c="2"/>1 <text:s text:c="2"/>0 <text:s text:c="2"/>0 <text:s text:c="2"/>0 <text:s text:c="2"/>0</text:p>
      <text:p text:style-name="Code_20_compressed">C | <text:s/>0 <text:s text:c="2"/>2 <text:s text:c="2"/>0 <text:s text:c="2"/>0 <text:s text:c="2"/>0 <text:s text:c="2"/>1 <text:s text:c="2"/>0 <text:s text:c="2"/>0 <text:s text:c="2"/>0</text:p>
      <text:p text:style-name="Code_20_compressed">E | <text:s/>0 <text:s text:c="2"/>0 <text:s text:c="2"/>0 <text:s text:c="2"/>0 <text:s text:c="2"/>8 <text:s text:c="2"/>0 <text:s text:c="2"/>3 <text:s text:c="2"/>0 <text:s text:c="2"/>0</text:p>
      <text:p text:style-name="Code_20_compressed">F | <text:s/>0 <text:s text:c="2"/>0 <text:s text:c="2"/>0 <text:s text:c="2"/>0 <text:s text:c="2"/>0 <text:s text:c="2"/>0 <text:s text:c="2"/>0 <text:s text:c="2"/>0 <text:s text:c="2"/>0</text:p>
      <text:p text:style-name="Code_20_compressed">G | <text:s/>0 <text:s text:c="2"/>0 <text:s text:c="2"/>0 <text:s text:c="2"/>0 <text:s text:c="2"/>2 <text:s text:c="2"/>0 <text:s text:c="2"/>0 <text:s text:c="2"/>0 <text:s text:c="2"/>5</text:p>
      <text:p text:style-name="Code_20_compressed">H | <text:s/>0 <text:s text:c="2"/>0 <text:s text:c="2"/>0 <text:s text:c="2"/>0 <text:s text:c="2"/>0 <text:s text:c="2"/>0 <text:s text:c="2"/>0 <text:s text:c="2"/>1 <text:s text:c="2"/>0</text:p>
      <text:p text:style-name="Code_20_compressed">I | <text:s/>0 <text:s text:c="2"/>0 <text:s text:c="2"/>0 <text:s text:c="2"/>0 <text:s text:c="2"/>2 <text:s text:c="2"/>0 <text:s text:c="2"/>0 <text:s text:c="2"/>0 <text:s text:c="2"/>1</text:p>
      <text:p text:style-name="Code_20_compressed">J | <text:s/>0 <text:s text:c="2"/>0 <text:s text:c="2"/>0 <text:s text:c="2"/>0 <text:s text:c="2"/>0 <text:s text:c="2"/>0 <text:s text:c="2"/>0 <text:s text:c="2"/>0 <text:s text:c="2"/>0</text:p>
      <text:p text:style-name="Question_20_First_20_Paragraph">g) DFS: examines A, B, F, <text:span text:style-name="T10">(backtracks to A)</text:span>, E, H, I</text:p>
      <text:p text:style-name="Question_20_First_20_Paragraph"><text:tab/><text:span text:style-name="T12">returns path {A, E, H, I}</text:span></text:p>
      <text:p text:style-name="P4">h) BFS: examines<text:span text:style-name="T23"> C,</text:span> <text:span text:style-name="T10">(neighbors of C)</text:span> B, G, <text:span text:style-name="T10">(neighbors of B)</text:span> A, F, <text:span text:style-name="T10">(neighbors of G)</text:span> J, <text:line-break/><text:tab/> <text:s text:c="21"/><text:span text:style-name="T10">(neighbors of A)</text:span> E, <text:span text:style-name="T10">(neighbors of E)</text:span> H</text:p>
      <text:p text:style-name="Question_20_First_20_Paragraph"><text:tab/>returns path {C, B, A, E, H}</text:p>
      <text:p text:style-name="P10"><text:span text:style-name="T31">7</text:span>.<text:tab/>Graphs (write)</text:p>
      <text:p text:style-name="Question_20_First_20_Paragraph">As with any programming problem, there are many correct solutions. <text:s/>Here are two:</text:p>
      <text:p text:style-name="Code"><text:span text:style-name="Comment">// </text:span><text:span text:style-name="Comment"><text:span text:style-name="T17">solution 1: </text:span></text:span><text:span text:style-name="Comment">two loops; each checks one way</text:span></text:p>
      <text:p text:style-name="Code">bool <text:span text:style-name="T1">containsBidiPath</text:span>(BasicGraph&amp; graph, Vector&lt;Vertex*&gt;&amp; path) {</text:p>
      <text:p text:style-name="Code"><text:s text:c="4"/><text:span text:style-name="Comment">// check that every vertex in the path is contained in the graph</text:span></text:p>
      <text:p text:style-name="Code"><text:s text:c="4"/>for (Vertex* v : path) {</text:p>
      <text:p text:style-name="Code"><text:s text:c="8"/>if (graph.get<text:span text:style-name="T21">Vertex</text:span>(v-&gt;name) != v) {</text:p>
      <text:p text:style-name="Code"><text:s text:c="12"/>return false;</text:p>
      <text:p text:style-name="Code"><text:s text:c="8"/>}</text:p>
      <text:p text:style-name="Code"><text:s text:c="4"/>}</text:p>
      <text:p text:style-name="Code"><text:s text:c="4"/><text:span text:style-name="Comment">// check that each adjacent pair of vertices are neighbors</text:span></text:p>
      <text:p text:style-name="Code"><text:s text:c="4"/>for (int i = 0; i &lt; path.size() - 1; i++) {</text:p>
      <text:p text:style-name="Code"><text:s text:c="8"/>Vertex* first = path[i];</text:p>
      <text:p text:style-name="Code"><text:s text:c="8"/>Vertex* second = path[i + 1];</text:p>
      <text:p text:style-name="Code"><text:s text:c="8"/>if (!graph.<text:span text:style-name="T21">isNeighbor</text:span>(first<text:span text:style-name="T21">, </text:span>second)) {</text:p>
      <text:p text:style-name="Code"><text:s text:c="12"/>return false;</text:p>
      <text:p text:style-name="Code"><text:s text:c="8"/>}</text:p>
      <text:p text:style-name="Code"><text:s text:c="4"/>}</text:p>
      <text:p text:style-name="Code"><text:s text:c="4"/>for (int i = path.size() - 1; i &gt; 0; i--) {</text:p>
      <text:p text:style-name="Code"><text:s text:c="8"/>Vertex* first = path[i];</text:p>
      <text:p text:style-name="Code"><text:s text:c="8"/>Vertex* second = path[i - 1];</text:p>
      <text:p text:style-name="Code"><text:s text:c="8"/>if (!graph.<text:span text:style-name="T21">is</text:span>Neighbor(first<text:span text:style-name="T21">, </text:span>second)) {</text:p>
      <text:p text:style-name="Code"><text:s text:c="12"/>return false;</text:p>
      <text:p text:style-name="Code"><text:s text:c="8"/>}</text:p>
      <text:p text:style-name="Code"><text:s text:c="4"/>}</text:p>
      <text:p text:style-name="Code"><text:s text:c="4"/>return true;</text:p>
      <text:p text:style-name="Code">}</text:p>
      <text:p text:style-name="Code"/>
      <text:p text:style-name="Code">=========================================================================================</text:p>
      <text:p text:style-name="Code"/>
      <text:p text:style-name="Code"><text:span text:style-name="Comment">// </text:span><text:span text:style-name="Comment"><text:span text:style-name="T17">solution 2: </text:span></text:span><text:span text:style-name="Comment">single loop that checks everything</text:span></text:p>
      <text:p text:style-name="Code">bool <text:span text:style-name="T1">containsBidiPath</text:span>(BasicGraph&amp; graph, Vector&lt;Vertex*&gt;&amp; path) {</text:p>
      <text:p text:style-name="Code"><text:s text:c="4"/>for (int i = 0; i &lt; path.size() - 1; i++) {</text:p>
      <text:p text:style-name="Code"><text:s text:c="8"/>if (graph.getNode(path[i]-&gt;name) != path[i]</text:p>
      <text:p text:style-name="Code"><text:s text:c="16"/>|| graph.getNode(path[i + 1]-&gt;name) != path[i + 1]</text:p>
      <text:p text:style-name="Code"><text:s text:c="16"/>|| !graph.<text:span text:style-name="T22">is</text:span>Neighbor(path[i]<text:span text:style-name="T22">, </text:span>path[i + 1])</text:p>
      <text:p text:style-name="Code"><text:s text:c="16"/>|| !graph.<text:span text:style-name="T22">is</text:span>Neighbor(path[i + 1]<text:span text:style-name="T22">, </text:span>path[i])) {</text:p>
      <text:p text:style-name="Code"><text:s text:c="12"/>return false;</text:p>
      <text:p text:style-name="Code"><text:s text:c="8"/>}</text:p>
      <text:p text:style-name="Code"><text:s text:c="4"/>}</text:p>
      <text:p text:style-name="Code"><text:s text:c="4"/>return true;</text:p>
      <text:p text:style-name="Code">}</text:p>
      <text:p text:style-name="Code"/>
      <text:p text:style-name="Code"/>
      <text:p text:style-name="P10"><text:span text:style-name="T31">8.</text:span><text:tab/>Inheritance and Polymorphism (read)</text:p>
      <text:p text:style-name="Code"><text:span text:style-name="T13">var1-&gt;a(); <text:s text:c="13"/></text:span><text:span text:style-name="Comment">// </text:span><text:span text:style-name="Comment"><text:span text:style-name="T14">J A</text:span></text:span></text:p>
      <text:p text:style-name="Code"><text:span text:style-name="T12">var1-&gt;b(); <text:s text:c="13"/></text:span><text:span text:style-name="Comment">// COMPILER ERROR</text:span></text:p>
      <text:p text:style-name="Code"><text:span text:style-name="T12">var1-&gt;c(); <text:s text:c="13"/></text:span><text:span text:style-name="Comment">// J C / K C</text:span></text:p>
      <text:p text:style-name="Code"><text:span text:style-name="T12">var2-&gt;a(); <text:s text:c="13"/></text:span><text:span text:style-name="Comment">// J A</text:span></text:p>
      <text:p text:style-name="Code"><text:span text:style-name="T12">var2-&gt;b(); <text:s text:c="13"/></text:span><text:span text:style-name="Comment">// COMPILER ERROR</text:span></text:p>
      <text:p text:style-name="Code"><text:span text:style-name="T12">var2-&gt;c(); <text:s text:c="13"/></text:span><text:span text:style-name="Comment">// C C / J C / K C</text:span></text:p>
      <text:p text:style-name="Code"><text:span text:style-name="T12">var3-&gt;a(); <text:s text:c="13"/></text:span><text:span text:style-name="Comment">// K A / E C</text:span></text:p>
      <text:p text:style-name="Code"><text:span text:style-name="T12">var3-&gt;b(); <text:s text:c="13"/></text:span><text:span text:style-name="Comment">// COMPILER ERROR</text:span></text:p>
      <text:p text:style-name="Code"><text:span text:style-name="T12">var4-&gt;a(); <text:s text:c="13"/></text:span><text:span text:style-name="Comment">// </text:span><text:span text:style-name="Comment"><text:span text:style-name="T14">J A</text:span></text:span></text:p>
      <text:p text:style-name="Code"><text:span text:style-name="T12">var5-&gt;a(); <text:s text:c="13"/></text:span><text:span text:style-name="Comment">// </text:span><text:span text:style-name="Comment"><text:span text:style-name="T15">K A / K C</text:span></text:span></text:p>
      <text:p text:style-name="Code"><text:span text:style-name="T12">((Jerry*) var1)-&gt;a(); <text:s text:c="2"/></text:span><text:span text:style-name="Comment">// J A</text:span></text:p>
      <text:p text:style-name="Code"><text:span text:style-name="T13">((Jerry*) var1)-&gt;b(); <text:s text:c="2"/></text:span><text:span text:style-name="Comment">// COMPILER ERROR</text:span></text:p>
      <text:p text:style-name="Code"><text:span text:style-name="T13">((Chris*) var2)-&gt;d(); <text:s text:c="2"/></text:span><text:span text:style-name="Comment">// C D / C C / J C / K C</text:span></text:p>
      <text:p text:style-name="Code"><text:span text:style-name="T12">((Eddie*) var3)-&gt;b(); <text:s text:c="2"/></text:span><text:span text:style-name="Comment">// K A / E C / E B</text:span></text:p>
      <text:p text:style-name="Code"><text:span text:style-name="T12">((Jerry*) var4)-&gt;a(); <text:s text:c="2"/></text:span><text:span text:style-name="Comment">// J A</text:span></text:p>
      <text:p text:style-name="Code"><text:span text:style-name="T12">((Jerry*) var4)-&gt;b(); <text:s text:c="2"/></text:span><text:span text:style-name="Comment">// COMPILER ERROR</text:span></text:p>
      <text:p text:style-name="Code"><text:span text:style-name="T12">((Jerry*) var5)-&gt;b(); <text:s text:c="2"/></text:span><text:span text:style-name="Comment">// COMPILER ERROR</text:span></text:p>
      <text:p text:style-name="P10"><text:span text:style-name="T31">9</text:span>.<text:tab/>Inheritance and Object-oriented Programming (write)</text:p>
      <text:p text:style-name="Code"><text:span text:style-name="Comment">// RiggedDice.h</text:span></text:p>
      <text:p text:style-name="Code">class <text:span text:style-name="T1">RiggedDice</text:span> : public Dice {</text:p>
      <text:p text:style-name="Code">public:</text:p>
      <text:p text:style-name="Code"><text:s text:c="4"/><text:span text:style-name="T1">RiggedDice</text:span>(int count, int min);</text:p>
      <text:p text:style-name="Code"><text:s text:c="4"/>virtual int <text:span text:style-name="T1">getMin</text:span>() const;</text:p>
      <text:p text:style-name="Code"><text:s text:c="4"/>virtual void <text:span text:style-name="T1">roll</text:span>(int index);</text:p>
      <text:p text:style-name="Code"><text:s text:c="4"/>virtual int <text:span text:style-name="T1">total</text:span>() const;</text:p>
      <text:p text:style-name="Code"><text:s text:c="4"/>virtual string <text:span text:style-name="T1">toString</text:span>() const;</text:p>
      <text:p text:style-name="Code"/>
      <text:p text:style-name="Code">private:</text:p>
      <text:p text:style-name="Code"><text:s text:c="4"/>int min;</text:p>
      <text:p text:style-name="Code">};</text:p>
      <text:p text:style-name="Code"/>
      <text:p text:style-name="Code">bool <text:span text:style-name="T1">operator &lt;</text:span>(const RiggedDice&amp; rig1, const RiggedDice&amp; rig2);</text:p>
      <text:p text:style-name="P6"/>
      <text:p text:style-name="Code"/>
      <text:p text:style-name="Code"><text:span text:style-name="Comment">// RiggedDice.cpp</text:span></text:p>
      <text:p text:style-name="Code">RiggedDice::<text:span text:style-name="T1">RiggedDice</text:span>(int count, int min)<text:span text:style-name="T18"> </text:span>: Dice(count) {</text:p>
      <text:p text:style-name="Code"><text:s text:c="4"/>if (min &lt; 0 || min &gt;= 6) {</text:p>
      <text:p text:style-name="Code"><text:s text:c="8"/>throw min;</text:p>
      <text:p text:style-name="Code"><text:s text:c="4"/>}</text:p>
      <text:p text:style-name="Code"><text:s text:c="4"/><text:span text:style-name="T18">this-&gt;</text:span>min = min;</text:p>
      <text:p text:style-name="Code">}</text:p>
      <text:p text:style-name="Code"/>
      <text:p text:style-name="Code">int RiggedDice::<text:span text:style-name="T1">getMin</text:span>() const {</text:p>
      <text:p text:style-name="Code"><text:s text:c="4"/>return min;</text:p>
      <text:p text:style-name="Code">}</text:p>
      <text:p text:style-name="Code"/>
      <text:p text:style-name="Code">void RiggedDice::<text:span text:style-name="T1">roll</text:span>(int index) {</text:p>
      <text:p text:style-name="Code"><text:s text:c="4"/>Dice::roll(index);</text:p>
      <text:p text:style-name="Code"><text:s text:c="4"/>while (getValue(index) &lt; min) { <text:s text:c="3"/><text:span text:style-name="Comment">// do/while is okay</text:span></text:p>
      <text:p text:style-name="Code"><text:s text:c="8"/>Dice::roll(index);</text:p>
      <text:p text:style-name="Code"><text:s text:c="4"/>}</text:p>
      <text:p text:style-name="Code">}</text:p>
      <text:p text:style-name="Code"/>
      <text:p text:style-name="Code">int RiggedDice::<text:span text:style-name="T1">total</text:span>() const {</text:p>
      <text:p text:style-name="Code"><text:s text:c="4"/>return Dice::total() + 1;</text:p>
      <text:p text:style-name="Code">}</text:p>
      <text:p text:style-name="Code"/>
      <text:p text:style-name="Code">string RiggedDice::<text:span text:style-name="T1">toString</text:span>() const {</text:p>
      <text:p text:style-name="Code"><text:s text:c="4"/>return string("rigged ") + Dice::toString() + " min " + integerToString(min);</text:p>
      <text:p text:style-name="Code">}</text:p>
      <text:p text:style-name="Code"/>
      <text:p text:style-name="Code">bool <text:span text:style-name="T1">operator &lt;</text:span>(const RiggedDice&amp; rig1, const RiggedDice&amp; rig2) {</text:p>
      <text:p text:style-name="Code"><text:s text:c="4"/>int total1 = rig1.total();</text:p>
      <text:p text:style-name="Code"><text:s text:c="4"/>int total2 = rig2.total();</text:p>
      <text:p text:style-name="Code"><text:s text:c="4"/>if (total1 != total2) {</text:p>
      <text:p text:style-name="Code"><text:s text:c="8"/>return total1 &lt; total2;</text:p>
      <text:p text:style-name="Code"><text:s text:c="4"/>} else {</text:p>
      <text:p text:style-name="Code"><text:s text:c="8"/>return rig1.getMin() &lt; rig2.getMin();</text:p>
      <text:p text:style-name="Code"><text:s text:c="4"/>}</text:p>
      <text:p text:style-name="Code">}</text:p>
      <text:p text:style-name="Code"/>
      <text:p text:style-name="P3">Copyright © Stanford University<text:span text:style-name="T14"> </text:span>and Marty Stepp.<text:line-break/>Licensed under Creative Commons Attribution 2.5 License. <text:s/>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OpenSymbol" svg:font-family="OpenSymbol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loext:contextual-spacing="false" fo:text-align="center" style:justify-single-word="false" fo:keep-with-next="always"/>
      <style:text-properties style:font-name="Calibri" fo:font-family="Calibri" style:font-family-generic="swiss" style:font-pitch="variable" fo:font-size="16pt" fo:font-weight="bold" style:letter-kerning="true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class="text">
      <style:paragraph-properties fo:margin-top="0.2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loext:contextual-spacing="false" fo:text-align="center" style:justify-single-word="false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size-complex="14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de" style:family="paragraph" style:parent-style-name="Standard">
      <style:paragraph-properties fo:margin-left="0.25in" fo:margin-right="0in" fo:text-indent="0in" style:auto-text-indent="false"/>
      <style:text-properties style:font-name="Consolas" fo:font-family="Consolas" style:font-family-generic="modern" fo:font-size="10pt" fo:language="zxx" fo:country="none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te_20_Level_20_2" style:display-name="Note Level 2" style:family="paragraph" style:parent-style-name="Standard" style:default-outline-level="2">
      <style:paragraph-properties fo:keep-with-next="always"/>
      <style:text-properties style:font-name="Verdana" fo:font-family="Verdana" style:font-family-generic="swiss" style:font-pitch="variable" style:font-name-asian="MS Gothic" style:font-family-asian="'MS Gothic', 'ＭＳ ゴシック'" style:font-family-generic-asian="modern"/>
    </style:style>
    <style:style style:name="Paragraph" style:family="paragraph" style:parent-style-name="Standard">
      <style:paragraph-properties fo:margin-top="0.1665in" fo:margin-bottom="0.1665in" loext:contextual-spacing="false" fo:text-align="justify" style:justify-single-word="false"/>
      <style:text-properties fo:font-size="11pt" style:font-size-asian="11pt" style:font-name-complex="Courier New" style:font-family-complex="'Courier New'" style:font-family-generic-complex="modern"/>
    </style:style>
    <style:style style:name="Question" style:family="paragraph" style:parent-style-name="Paragraph">
      <style:paragraph-properties fo:margin-left="0.25in" fo:margin-right="0in" fo:margin-top="0.0835in" fo:margin-bottom="0.0835in" loext:contextual-spacing="false" fo:text-indent="0in" style:auto-text-indent="false"/>
      <style:text-properties style:font-name="Garamond" fo:font-family="Garamond" style:font-family-generic="roman" style:font-pitch="variable"/>
    </style:style>
    <style:style style:name="Section_20_Problem" style:display-name="Section Problem" style:family="paragraph" style:parent-style-name="Standard">
      <style:paragraph-properties fo:margin-left="0.25in" fo:margin-right="0in" fo:margin-top="0.1665in" fo:margin-bottom="0.1665in" loext:contextual-spacing="false" fo:text-indent="-0.25in" style:auto-text-indent="false"/>
    </style:style>
    <style:style style:name="Normal_20__2b__20_Bold" style:display-name="Normal + Bold" style:family="paragraph" style:parent-style-name="Standard">
      <style:text-properties fo:font-weight="bold" style:font-weight-asian="bold"/>
    </style:style>
    <style:style style:name="Question_20_Header" style:display-name="Question Header" style:family="paragraph" style:parent-style-name="Question" style:next-style-name="Question_20_First_20_Paragraph">
      <style:paragraph-properties fo:margin-left="0in" fo:margin-right="0in" fo:margin-top="0.25in" fo:margin-bottom="0.0835in" loext:contextual-spacing="false" fo:text-indent="0in" style:auto-text-indent="false">
        <style:tab-stops>
          <style:tab-stop style:position="0.25in"/>
        </style:tab-stops>
      </style:paragraph-properties>
      <style:text-properties fo:font-size="12pt" fo:font-weight="bold" style:font-size-asian="12pt" style:font-weight-asian="bold"/>
    </style:style>
    <style:style style:name="Question_20_First_20_Paragraph" style:display-name="Question First Paragraph" style:family="paragraph" style:parent-style-name="Question" style:next-style-name="Question">
      <style:paragraph-properties fo:margin-top="0.0555in" fo:margin-bottom="0.0835in" loext:contextual-spacing="false"/>
    </style:style>
    <style:style style:name="Code_20_Compressed" style:display-name="Code Compressed" style:family="paragraph" style:parent-style-name="Code">
      <style:paragraph-properties fo:line-height="0.1252in"/>
      <style:text-properties fo:font-size="9pt" style:font-size-asian="9pt"/>
    </style:style>
    <style:style style:name="Design_20_Element_20_UL" style:display-name="Design Element UL" style:family="paragraph" style:parent-style-name="Standard" style:list-style-name="WW8Num12"/>
    <style:style style:name="Code_20_compressed" style:display-name="Code compressed" style:family="paragraph" style:parent-style-name="Code">
      <style:paragraph-properties fo:line-height="0.1252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Garamond" fo:font-family="Garamond" style:font-family-generic="roman" style:font-pitch="variable" fo:font-weight="bold" style:font-weight-asian="bold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Problem_20_End" style:display-name="Problem End" style:family="paragraph" style:parent-style-name="Addressee" style:next-style-name="Question_20_Header">
      <style:paragraph-properties fo:padding="0in" fo:border-left="none" fo:border-right="none" fo:border-top="none" fo:border-bottom="0.06pt solid #000000"/>
      <style:text-properties fo:font-size="3pt" style:font-size-asian="3pt"/>
    </style:style>
    <style:style style:name="Untitled1" style:family="paragraph" style:parent-style-name="Question"/>
    <style:style style:name="Spacer" style:family="paragraph" style:parent-style-name="Question">
      <style:paragraph-properties fo:line-height="0.0598in"/>
    </style:style>
    <style:style style:name="Problem_20_Question" style:display-name="Problem Question" style:family="paragraph" style:parent-style-name="Standard">
      <style:paragraph-properties fo:margin-left="0.25in" fo:margin-right="0in" fo:margin-top="0.0835in" fo:margin-bottom="0.0835in" loext:contextual-spacing="false" fo:text-align="justify" style:justify-single-word="false" fo:text-indent="-0.25in" style:auto-text-indent="false"/>
    </style:style>
    <style:style style:name="Style_20_Question_20__2b__20_Bold" style:display-name="Style Question + Bold" style:family="paragraph" style:parent-style-name="Question">
      <style:paragraph-properties fo:margin-left="0.25in" fo:margin-right="0in" fo:margin-top="0.0835in" fo:margin-bottom="0.0417in" loext:contextual-spacing="false" fo:text-align="start" style:justify-single-word="false" fo:text-indent="-0.25in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License" style:family="paragraph" style:parent-style-name="Text_20_body" style:next-style-name="Text_20_body">
      <style:paragraph-properties fo:margin-top="0.1201in" fo:margin-bottom="0.0402in" loext:contextual-spacing="false" fo:text-align="center" style:justify-single-word="false" fo:orphans="0" fo:widows="0"/>
      <style:text-properties style:font-name="Garamond" fo:font-family="Garamond" style:font-family-generic="roman" style:font-pitch="variable" fo:font-size="11pt" fo:font-style="italic" style:letter-kerning="true" style:font-name-asian="DejaVu Sans" style:font-family-asian="'DejaVu Sans'" style:font-family-generic-asian="swiss" style:font-pitch-asian="variable" style:font-size-asian="11pt" style:font-style-asian="italic" style:language-complex="he" style:country-complex="IL"/>
    </style:style>
    <style:style style:name="Problem_20_Answer_20_Numbers" style:display-name="Problem Answer Numbers" style:family="paragraph" style:parent-style-name="Code">
      <style:paragraph-properties fo:margin-left="0in" fo:margin-right="0in" fo:margin-top="0.25in" fo:margin-bottom="0in" loext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2" style:family="text">
      <style:text-properties style:font-name="Courier New" fo:font-family="'Courier New'" style:font-family-generic="modern"/>
    </style:style>
    <style:style style:name="WW8Num1z3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-Default_20_Paragraph_20_Font" style:display-name="WW-Default Paragraph Font" style:family="text"/>
    <style:style style:name="Code_20_Fragment" style:display-name="Code Fragment" style:family="text" style:parent-style-name="WW-Default_20_Paragraph_20_Font">
      <style:text-properties style:font-name="Consolas" fo:font-family="Consolas" style:font-family-generic="modern" fo:font-size="10pt" fo:language="en" fo:country="US" style:font-size-asian="10pt"/>
    </style:style>
    <style:style style:name="Page_20_Number" style:display-name="Page Number" style:family="text" style:parent-style-name="WW-Default_20_Paragraph_20_Font"/>
    <style:style style:name="HTML_20_Typewriter" style:display-name="HTML Typewriter" style:family="text" style:parent-style-name="WW-Default_20_Paragraph_20_Fon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ode_20_Char" style:display-name="Code Char" style:family="text" style:parent-style-name="WW-Default_20_Paragraph_20_Font">
      <style:text-properties style:font-name="Courier New" fo:font-family="'Courier New'" style:font-family-generic="modern" fo:language="en" fo:country="US" style:font-size-complex="12pt" style:language-complex="ar" style:country-complex="SA"/>
    </style:style>
    <style:style style:name="Question_20_Char" style:display-name="Question Char" style:family="text" style:parent-style-name="WW-Default_20_Paragraph_20_Font">
      <style:text-properties fo:font-size="11pt" fo:language="en" fo:country="US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Question_20_Header_20_Char" style:display-name="Question Header Char" style:family="text" style:parent-style-name="Question_20_Char">
      <style:text-properties fo:font-size="12pt" fo:font-weight="bold" style:font-size-asian="12pt" style:font-weight-asian="bold"/>
    </style:style>
    <style:style style:name="Paragraph_20_Char" style:display-name="Paragraph Char" style:family="text" style:parent-style-name="WW-Default_20_Paragraph_20_Font">
      <style:text-properties fo:font-size="11pt" fo:language="en" fo:country="US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Highlighted_20_Code" style:display-name="Highlighted Code" style:family="text" style:parent-style-name="WW-Default_20_Paragraph_20_Font">
      <style:text-properties fo:font-weight="bold" fo:background-color="#ffff99" style:font-weight-asian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HTML_20_Code" style:display-name="HTML Code" style:family="text" style:parent-style-name="Default_20_Paragraph_20_Font">
      <style:text-properties style:font-name="Consolas" fo:font-family="Consolas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aragraph_20_Char1" style:display-name="Paragraph Char1" style:family="text" style:parent-style-name="Default_20_Paragraph_20_Font">
      <style:text-properties fo:font-size="11pt" fo:language="en" fo:country="US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Question_20_Char1" style:display-name="Question Char1" style:family="text" style:parent-style-name="Paragraph_20_Char1">
      <style:text-properties style:font-name="Garamond" fo:font-family="Garamond" style:font-family-generic="roman" style:font-pitch="variable"/>
    </style:style>
    <style:style style:name="Comment" style:family="text">
      <style:text-properties fo:color="#008000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39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8</text:page-number></text:span><text:span text:style-name="Page_20_Number"> of </text:span><text:span text:style-name="Page_20_Number"><text:page-count style:num-format="1">8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8-19T21:36:00</meta:creation-date>
    <dc:date>2016-12-03T16:51:23.375087702</dc:date>
    <meta:print-date>2014-03-14T00:19:00</meta:print-date>
    <meta:editing-cycles>94</meta:editing-cycles>
    <meta:editing-duration>PT8H23M48S</meta:editing-duration>
    <meta:generator>LibreOffice/5.2.2.2$Linux_X86_64 LibreOffice_project/20m0$Build-2</meta:generator>
    <meta:document-statistic meta:table-count="1" meta:image-count="0" meta:object-count="0" meta:page-count="8" meta:paragraph-count="354" meta:word-count="1602" meta:character-count="10360" meta:non-whitespace-character-count="6687"/>
  </office:meta>
</office:document-meta>
</file>